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pl" fo:country="PL" fo:font-weight="bold" style:font-size-asian="12pt" style:font-weight-asian="bold" style:font-name-complex="Arial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Arial" fo:font-size="12pt" fo:language="pl" fo:country="PL" fo:font-weight="bold" style:font-size-asian="12pt" style:font-weight-asian="bold" style:font-name-complex="Arial"/>
    </style:style>
    <style:style style:name="P3" style:family="paragraph" style:parent-style-name="Standard">
      <style:text-properties style:font-name="Arial" fo:font-size="12pt" fo:language="pl" fo:country="PL" style:font-size-asian="12pt" style:font-name-complex="Arial"/>
    </style:style>
    <style:style style:name="P4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Arial" fo:font-size="12pt" fo:language="pl" fo:country="PL" style:font-size-asian="12pt" style:font-name-complex="Arial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Arial" fo:font-size="12pt" fo:language="pl" fo:country="PL" style:font-size-asian="12pt" style:font-name-complex="Arial"/>
    </style:style>
    <style:style style:name="P6" style:family="paragraph" style:parent-style-name="Standard">
      <style:text-properties style:font-name="Arial" fo:language="pl" fo:country="PL" fo:font-style="italic" style:font-style-asian="italic" style:font-name-complex="Arial"/>
    </style:style>
    <style:style style:name="P7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Arial" fo:language="pl" fo:country="PL" fo:font-style="italic" style:font-style-asian="italic" style:font-name-complex="Arial"/>
    </style:style>
    <style:style style:name="P8" style:family="paragraph" style:parent-style-name="Standard">
      <style:text-properties fo:color="#000080" style:font-name="Arial" fo:font-size="12pt" fo:language="pl" fo:country="PL" style:font-size-asian="12pt" style:font-name-complex="Arial"/>
    </style:style>
    <style:style style:name="P9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80" style:font-name="Arial" fo:font-size="12pt" fo:language="pl" fo:country="PL" style:font-size-asian="12pt" style:font-name-complex="Arial"/>
    </style:style>
    <style:style style:name="P10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001cm" style:type="right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6.001cm" style:type="right"/>
        </style:tab-stops>
      </style:paragraph-properties>
    </style:style>
    <style:style style:name="P13" style:family="paragraph" style:parent-style-name="Standard">
      <style:paragraph-properties fo:margin-left="0.501cm" fo:margin-right="0cm" fo:text-indent="0cm" style:auto-text-indent="false">
        <style:tab-stops>
          <style:tab-stop style:position="1cm"/>
        </style:tab-stops>
      </style:paragraph-properties>
    </style:style>
    <style:style style:name="P14" style:family="paragraph" style:parent-style-name="Standard">
      <style:paragraph-properties fo:margin-left="0.501cm" fo:margin-right="0cm" fo:text-indent="0cm" style:auto-text-indent="false">
        <style:tab-stops>
          <style:tab-stop style:position="1cm"/>
        </style:tab-stops>
      </style:paragraph-properties>
      <style:text-properties fo:color="#0000ff" style:font-name="Arial" fo:font-size="12pt" fo:language="pl" fo:country="PL" style:font-size-asian="12pt" style:font-name-complex="Ari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language="pl" fo:country="PL" style:text-underline-style="solid" style:text-underline-width="auto" style:text-underline-color="font-color" fo:font-weight="bold" style:font-size-asian="12pt" style:font-weight-asian="bold" style:font-name-complex="Arial"/>
    </style:style>
    <style:style style:name="P16" style:family="paragraph" style:parent-style-name="Heading_20_6">
      <style:paragraph-properties>
        <style:tab-stops/>
      </style:paragraph-properties>
    </style:style>
    <style:style style:name="P17" style:family="paragraph" style:parent-style-name="Body_20_Text_20_2">
      <style:paragraph-properties fo:margin-left="1cm" fo:margin-right="0cm" fo:text-indent="0cm" style:auto-text-indent="false"/>
    </style:style>
    <style:style style:name="T1" style:family="text">
      <style:text-properties style:font-name="Symbol" fo:font-size="12pt" fo:language="pl" fo:country="PL" style:font-size-asian="12pt"/>
    </style:style>
    <style:style style:name="T2" style:family="text">
      <style:text-properties style:font-name="Arial" fo:font-size="12pt" fo:language="pl" fo:country="PL" style:font-size-asian="12pt" style:font-name-complex="Arial"/>
    </style:style>
    <style:style style:name="T3" style:family="text">
      <style:text-properties style:font-name="Arial" fo:font-size="12pt" fo:language="pl" fo:country="PL" style:text-underline-style="solid" style:text-underline-width="auto" style:text-underline-color="font-color" fo:font-weight="bold" style:font-size-asian="12pt" style:font-weight-asian="bold" style:font-name-complex="Arial"/>
    </style:style>
    <style:style style:name="T4" style:family="text">
      <style:text-properties style:font-name="Arial" fo:font-size="12pt" fo:language="pl" fo:country="PL" fo:font-weight="bold" style:font-size-asian="12pt" style:font-weight-asian="bold" style:font-name-complex="Arial"/>
    </style:style>
    <style:style style:name="T5" style:family="text">
      <style:text-properties style:font-name="Wingdings" fo:font-size="12pt" fo:language="pl" fo:country="PL" style:font-size-asian="12pt"/>
    </style:style>
    <style:style style:name="T6" style:family="text">
      <style:text-properties fo:color="#0000ff" style:font-name="Arial" fo:font-size="12pt" fo:language="pl" fo:country="PL" style:font-size-asian="12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Ćwiczenie nr 3 <text:s text:c="4"/>(Symbole i znaki specjalne)</text:p>
      <text:p text:style-name="P1"/>
      <text:h text:style-name="P16" text:outline-level="6">Zadanie 1</text:h>
      <text:p text:style-name="P3">Pomoc: </text:p>
      <text:p text:style-name="P17">Niektóre zestawy znaków (czcionki) zawierają zamiast liter symbole. Takie czcionki to np: Symbol, Wingdings. Aby wstawić znak specjalny lub symbol wybierz go <text:s/>za pomocą opcji Wstaw--&gt; Znak specjalny w pasku wyboru. Wybierz odpowiednią czcionkę, kliknij w interesujący Cię symbol i przycisk „Ok”</text:p>
      <text:p text:style-name="P8"/>
      <text:p text:style-name="P1">Wykonaj:</text:p>
      <text:p text:style-name="P3">Z prawej strony znaku = wpisz symbol znajdujący się po jego lewej <text:s/>stronie.</text:p>
      <text:p text:style-name="P10"><text:span text:style-name="T1"></text:span><text:span text:style-name="T2"> <text:tab/>=</text:span></text:p>
      <text:p text:style-name="P10"><text:span text:style-name="T1"></text:span><text:span text:style-name="T2"> <text:tab/>=</text:span></text:p>
      <text:p text:style-name="P10"><text:span text:style-name="T1"></text:span><text:span text:style-name="T2"><text:tab/>=</text:span></text:p>
      <text:p text:style-name="P10"><text:span text:style-name="T1"></text:span><text:span text:style-name="T2"> <text:tab/>=</text:span></text:p>
      <text:p text:style-name="P10"><text:span text:style-name="T5">(</text:span><text:span text:style-name="T2"><text:tab/>=</text:span></text:p>
      <text:p text:style-name="P10"><text:span text:style-name="T5">"</text:span><text:span text:style-name="T2"><text:tab/>= </text:span></text:p>
      <text:p text:style-name="P4">™ <text:tab/>=</text:p>
      <text:p text:style-name="P2"/>
      <text:h text:style-name="P16" text:outline-level="6">Zadanie 2</text:h>
      <text:p text:style-name="P4">Pomoc: </text:p>
      <text:p text:style-name="P13"><text:span text:style-name="T6">Ilość wierszy na stronie dokumentu jest zależna od wymiarów papieru i wielkości marginesów. Jeżeli chcesz by dalsza część tekstu znalazła się na następnej stronie wstaw znak podziału (końca) <text:s/>strony z opcji Wstaw → Podział ręczny → Podział strony, w pasku wyboru. W czasie drukowania drukarka wysunie w tym miejscu kartkę papieru i pobierze nową. <text:s/></text:span></text:p>
      <text:p text:style-name="P9"><text:s/></text:p>
      <text:p text:style-name="P1">Wykonaj:</text:p>
      <text:p text:style-name="P1"><text:s/></text:p>
      <text:p text:style-name="P4">Ten wiersz tekstu powinien zacząć się od nowej strony. Wstaw powyżej znak podziału (końca) strony.</text:p>
      <text:p text:style-name="P4"/>
      <text:p text:style-name="Standard"><text:span text:style-name="T2"><text:s/></text:span><text:span text:style-name="T3">Zadanie 3</text:span></text:p>
      <text:p text:style-name="P4">Pomoc: </text:p>
      <text:p text:style-name="P14">Jeśli chcesz wpisać w miejscu gdzie znajduje się kursor dzisiejszą datę i bieżącą godzinę wybierz opcję Wstaw → Pola z paska wyboru.</text:p>
      <text:p text:style-name="P9"/>
      <text:p text:style-name="P1">Wykonaj:</text:p>
      <text:p text:style-name="P7">Wypisz poniżej <text:s/>aktualną datę i godzinę:</text:p>
      <text:p text:style-name="P4"/>
      <text:h text:style-name="P16" text:outline-level="6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MS Sans Serif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>
        <style:tab-stops>
          <style:tab-stop style:position="1.752cm"/>
          <style:tab-stop style:position="5.876cm"/>
        </style:tab-stops>
      </style:paragraph-properties>
      <style:text-properties style:font-name="Arial" fo:font-size="12pt" fo:language="pl" fo:country="PL" style:text-underline-style="solid" style:text-underline-width="auto" style:text-underline-color="font-color" fo:font-weight="bold" style:font-size-asian="12pt" style:font-weight-asian="bold" style:font-name-complex="Arial"/>
    </style:style>
    <style:style style:name="Body_20_Text_20_2" style:display-name="Body Text 2" style:family="paragraph" style:parent-style-name="Standard">
      <style:text-properties fo:color="#0000ff" style:font-name="Arial" fo:font-size="12pt" fo:language="pl" fo:country="PL" style:font-size-asian="12pt" style:font-name-complex="Arial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Ćwiczenie nr 3     (Symbole i znaki specjalne)</dc:title>
    <meta:initial-creator>JK</meta:initial-creator>
    <meta:creation-date>2004-01-13T12:38:00</meta:creation-date>
    <dc:creator>daro byko</dc:creator>
    <dc:date>2022-03-30T07:08:11.48</dc:date>
    <meta:editing-cycles>2</meta:editing-cycles>
    <meta:editing-duration>PT11M51S</meta:editing-duration>
    <meta:generator>OpenOffice/4.1.11$Win32 OpenOffice.org_project/4111m1$Build-9808</meta:generator>
    <meta:document-statistic meta:table-count="0" meta:image-count="0" meta:object-count="0" meta:page-count="1" meta:paragraph-count="25" meta:word-count="186" meta:character-count="1134"/>
  </office:meta>
</office:document-meta>
</file>